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66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b2b2b2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svg:stroke-color="#66cc00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otted_20__28_var_29_" svg:stroke-color="#333333" draw:fill="solid" draw:fill-color="#cc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style:font-name="Liberation Sans1" fo:font-size="12pt" fo:font-weight="normal" style:font-weight-asian="normal" style:font-weight-complex="normal"/>
    </style:style>
    <style:style style:name="T1" style:family="text">
      <style:text-properties style:font-name="Liberation Sans1" fo:font-size="12pt"/>
    </style:style>
    <style:style style:name="T2" style:family="text">
      <style:text-properties fo:font-size="12pt"/>
    </style:style>
    <style:style style:name="T3" style:family="text">
      <style:text-properties style:font-name="Liberation Sans1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578cm" svg:height="1.906cm" svg:x="15.595cm" svg:y="4.047cm">
            <text:p text:style-name="P1"><text:span text:style-name="T1">Disk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4.188cm" svg:height="2.017cm" svg:x="13.827cm" svg:y="1.057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1.773cm" svg:height="1.932cm" svg:x="18.717cm" svg:y="1.279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3" draw:layer="layout" svg:width="1.773cm" svg:height="1.932cm" svg:x="18.505cm" svg:y="1.39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custom-shape draw:style-name="gr2" draw:text-style-name="P3" draw:layer="layout" svg:width="1.773cm" svg:height="1.932cm" svg:x="18.267cm" svg:y="1.512cm">
            <text:p text:style-name="P1"><text:span text:style-name="T2">App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4.181cm" svg:height="2.012cm" svg:x="1.127cm" svg:y="1.401cm">
            <text:p text:style-name="P1"><text:span text:style-name="T1">Swift cli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4.181cm" svg:height="2.012cm" svg:x="13.615cm" svg:y="1.242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4.181cm" svg:height="2.012cm" svg:x="7.292cm" svg:y="1.454cm">
            <text:p text:style-name="P1"><text:span text:style-name="T1">Swift 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4.181cm" svg:height="2.012cm" svg:x="13.457cm" svg:y="1.454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985cm" svg:height="1.377cm" svg:x="5.308cm" svg:y="1.82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4" draw:layer="layout" svg:width="1.985cm" svg:height="1.324cm" svg:x="11.472cm" svg:y="1.82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5" draw:layer="layout" svg:width="13.865cm" svg:height="0.795cm" svg:x="1.201cm" svg:y="4.396cm">
            <text:p text:style-name="P1"><text:span text:style-name="T3">Shared File-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689cm" svg:height="0.953cm" svg:x="18.616cm" svg:y="3.44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4" draw:layer="layout" svg:width="0.611cm" svg:height="0.985cm" svg:x="2.944cm" svg:y="3.412cm">
            <text:p/>
  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4" draw:layer="layout" svg:width="1.001cm" svg:height="0.768cm" svg:x="17.637cm" svg:y="2.10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4" draw:layer="layout" svg:width="0.689cm" svg:height="0.953cm" svg:x="14.118cm" svg:y="3.44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4" draw:layer="layout" svg:width="0.689cm" svg:height="0.953cm" svg:x="16.103cm" svg:y="3.46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4:55:21.112518504</meta:creation-date>
    <dc:date>2014-12-05T16:13:56.391381715</dc:date>
    <meta:editing-duration>PT1M50S</meta:editing-duration>
    <meta:editing-cycles>2</meta:editing-cycles>
    <meta:generator>LibreOffice/4.2.6.3$Linux_X86_64 LibreOffice_project/420m0$Build-3</meta:generator>
    <meta:document-statistic meta:object-count="19"/>
  </office:meta>
</office:document-meta>
</file>